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source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clone( String clo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FileResource( FileRepository repository ,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ource.op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